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b77" officeooo:paragraph-rsid="00158185"/>
    </style:style>
    <style:style style:name="P2" style:family="paragraph" style:parent-style-name="Standard">
      <style:text-properties officeooo:rsid="00158185" officeooo:paragraph-rsid="00158185"/>
    </style:style>
    <style:style style:name="P3" style:family="paragraph" style:parent-style-name="Standard">
      <style:text-properties officeooo:paragraph-rsid="00158185"/>
    </style:style>
    <style:style style:name="P4" style:family="paragraph" style:parent-style-name="Preformatted_20_Text">
      <style:paragraph-properties fo:margin-top="0in" fo:margin-bottom="0.1965in" loext:contextual-spacing="false" fo:widows="1"/>
      <style:text-properties officeooo:paragraph-rsid="00158185"/>
    </style:style>
    <style:style style:name="P5" style:family="paragraph" style:parent-style-name="Standard">
      <style:text-properties officeooo:rsid="00158185" officeooo:paragraph-rsid="00158185"/>
    </style:style>
    <style:style style:name="P6" style:family="paragraph" style:parent-style-name="Standard">
      <style:text-properties officeooo:rsid="001c0b77" officeooo:paragraph-rsid="00158185"/>
    </style:style>
    <style:style style:name="P7" style:family="paragraph" style:parent-style-name="Standard">
      <style:text-properties officeooo:rsid="00172185" officeooo:paragraph-rsid="00172185"/>
    </style:style>
    <style:style style:name="T1" style:family="text">
      <style:text-properties officeooo:rsid="0010f8c7"/>
    </style:style>
    <style:style style:name="T2" style:family="text">
      <style:text-properties officeooo:rsid="00158185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58185" style:font-size-asian="12pt" style:font-size-complex="12pt"/>
    </style:style>
    <style:style style:name="T5" style:family="text">
      <style:text-properties style:font-name="Liberation Serif" fo:font-size="12pt" officeooo:rsid="00158185" style:font-size-asian="12pt" style:font-size-complex="12pt"/>
    </style:style>
    <style:style style:name="T6" style:family="text">
      <style:text-properties officeooo:rsid="00172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 Abdullahi</text:p>
      <text:p text:style-name="P1"/>
      <text:p text:style-name="P1">CS202 – Program <text:span text:style-name="T1">2</text:span> <text:span text:style-name="T2">GDB </text:span>write<text:span text:style-name="T2">up</text:span></text:p>
      <text:p text:style-name="P1"/>
      <text:p text:style-name="P7">02 – 13 - 2017</text:p>
      <text:p text:style-name="P1"/>
      <text:p text:style-name="P2">While working on this program which is a application to <text:span text:style-name="T6">keep track of reviews of the 3 different transportion forms MAX, BUS, Streetcar</text:span>, I had to ask for advice from TA's and the instructor on how I should approach a problem such as this program, on how to manage and compartmentalize the various components of the segments within the scope of the application. I decided to have classes that managed each category of course such as <text:span text:style-name="T6">MAX, BUS, and Streetcar</text:span> classes. I felt that having this separation of requirements should make for a smoother transition of managing objects and being able to communicate and pass data around from one class to the other. During the course of trying to <text:span text:style-name="T6">implement</text:span> each class interface and member functions, I got a fair amount of errors throughout programming this application. The main one was getting segfaults, from trying to access one of the getter functions in one of my classes </text:p>
      <text:p text:style-name="P3"/>
      <text:p text:style-name="P3"><text:span text:style-name="T2">:</text:span><text:span text:style-name="T5"> </text:span><text:span text:style-name="Source_20_Text"><text:span text:style-name="T3">Program received signal SIGSEGV, Segmentation fault.</text:span></text:span></text:p>
      <text:p text:style-name="P4"><text:span text:style-name="Source_20_Text"><text:span text:style-name="T3">0x4007fc13 in _IO_getline_info () from /lib/libc.so.6.</text:span></text:span></text:p>
      <text:p text:style-name="P4"><text:span text:style-name="Source_20_Text"><text:span text:style-name="T3"><text:s/></text:span></text:span><text:span text:style-name="Source_20_Text"><text:span text:style-name="T4">Although this is not the EXACT syntax I received while trying to debug my program, it was similar to this exact line, I would have posted my exact error code, but I managed to fix the problem early on with the great help from GDB and forgot to save the error code to be used here in this write up. When I was in CS 162, and CS 163, I used to have to go to the tutors to fix problems such as this exact error code I was receiving, until one of the tutors should me how easy it was to detect and, and fix this problem. From that point on that made writing programs a little more easier, because now I could draw out the scenario of the code, following it line by line, and seeing the seg fault right on paper, which was amazing! I had been instructed to learn how to use valgrind, which I hear is also extremely useful for finding segfaults, I need to spend some time to also find out how this useful tool will aid in developing future programs. For the most part the errors I got while implementing this program where forgetting to place scope resolution operators before implementing each member function of a class, not declaring the function in the header file before implementing, and of course seg faults which I managed to find with the help of this great tool GDB.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15:36.893065028</meta:creation-date>
    <dc:date>2017-02-15T18:11:18.375758645</dc:date>
    <meta:editing-duration>PT1M5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423" meta:character-count="2351" meta:non-whitespace-character-count="1931"/>
  </office:meta>
</office:document-meta>
</file>